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9cm" fo:min-width="7.5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6cm" fo:min-width="7.48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7.116cm"/>
    </style:style>
    <style:style style:name="gr11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P5" style:family="paragraph">
      <style:paragraph-properties style:text-autospace="none"/>
      <style:text-properties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224cm" svg:height="9.906cm" svg:x="3.032cm" svg:y="6.253cm">
          <text:p/>
        </draw:rect>
        <draw:rect draw:style-name="gr2" draw:text-style-name="P1" draw:layer="layout" svg:width="17.526cm" svg:height="8.033cm" svg:x="1.889cm" svg:y="18.907cm">
          <text:p/>
        </draw:rect>
        <draw:custom-shape draw:style-name="gr3" draw:text-style-name="P2" xml:id="id1" draw:id="id1" draw:layer="layout" svg:width="4.318cm" svg:height="2.159cm" svg:x="14.832cm" svg:y="1.281cm">
          <text:p text:style-name="P1"><text:span text:style-name="T1">Data servic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4" draw:text-style-name="P3" draw:layer="layout" svg:width="5.679cm" svg:height="1.353cm" svg:x="6.085cm" svg:y="2.794cm">
          <draw:text-box>
            <text:p text:style-name="P3"><text:span text:style-name="T1">Index UI View: app</text:span></text:p>
            <text:p text:style-name="P3"><text:span text:style-name="T1">/createrecommendation</text:span></text:p>
          </draw:text-box>
        </draw:frame>
        <draw:rect draw:style-name="gr5" draw:text-style-name="P1" draw:layer="layout" svg:width="16.383cm" svg:height="13.8cm" svg:x="1.905cm" svg:y="4.345cm">
          <text:p/>
        </draw:rect>
        <draw:frame draw:style-name="gr4" draw:text-style-name="P3" xml:id="id2" draw:id="id2" draw:layer="layout" svg:width="10.311cm" svg:height="0.802cm" svg:x="5.025cm" svg:y="4.899cm">
          <draw:text-box>
            <text:p text:style-name="P3"><text:span text:style-name="T1">Page Controller: CreateRecommendationCtrl</text:span></text:p>
          </draw:text-box>
        </draw:frame>
        <draw:rect draw:style-name="gr6" draw:text-style-name="P2" draw:layer="layout" svg:width="13.208cm" svg:height="2.186cm" svg:x="3.602cm" svg:y="7.369cm">
          <text:p text:style-name="P2"><text:span text:style-name="T1">name_and_describe.tpl.html</text:span></text:p>
        </draw:rect>
        <draw:g>
          <draw:rect draw:style-name="gr6" draw:text-style-name="P2" draw:layer="layout" svg:width="13.208cm" svg:height="2.046cm" svg:x="3.602cm" svg:y="13.697cm">
            <text:p text:style-name="P2"><text:span text:style-name="T1">define.tpl.html</text:span></text:p>
          </draw:rect>
          <draw:frame draw:style-name="gr7" draw:text-style-name="P3" draw:layer="layout" svg:width="8.037cm" svg:height="0.802cm" svg:x="3.729cm" svg:y="13.728cm">
            <draw:text-box>
              <text:p text:style-name="P3"><text:span text:style-name="T1">CreateRecommendationDefineCtrl</text:span></text:p>
            </draw:text-box>
          </draw:frame>
        </draw:g>
        <draw:g>
          <draw:rect draw:style-name="gr6" draw:text-style-name="P2" draw:layer="layout" svg:width="13.208cm" svg:height="2.121cm" svg:x="3.489cm" svg:y="10.537cm">
            <text:p text:style-name="P2"><text:span text:style-name="T1">select.tpl.html</text:span></text:p>
          </draw:rect>
          <draw:frame draw:style-name="gr8" draw:text-style-name="P3" draw:layer="layout" svg:width="7.982cm" svg:height="0.802cm" svg:x="3.635cm" svg:y="10.636cm">
            <draw:text-box>
              <text:p><text:span text:style-name="T1">CreateRecommendationSelectCtrl</text:span></text:p>
            </draw:text-box>
          </draw:frame>
        </draw:g>
        <draw:custom-shape draw:style-name="gr3" draw:text-style-name="P2" draw:layer="layout" svg:width="2.794cm" svg:height="1.143cm" svg:x="3.521cm" svg:y="16.534cm">
          <text:p text:style-name="P2"><text:span text:style-name="T1">cance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3" draw:id="id3" draw:layer="layout" svg:width="2.794cm" svg:height="1.143cm" svg:x="14.316cm" svg:y="16.534cm">
          <text:p text:style-name="P2"><text:span text:style-name="T1">calcul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svg:x1="16.991cm" svg:y1="3.27cm" svg:x2="15.336cm" svg:y2="5.3cm" draw:start-shape="id1" draw:start-glue-point="6" draw:end-shape="id2" draw:end-glue-point="1" svg:d="M16991 3270v2030h-1655">
          <text:p/>
        </draw:connector>
        <draw:connector draw:style-name="gr9" draw:text-style-name="P1" draw:layer="layout" draw:line-skew="0.271cm" svg:x1="17.11cm" svg:y1="17.106cm" svg:x2="19.15cm" svg:y2="2.361cm" draw:start-shape="id3" draw:start-glue-point="7" draw:end-shape="id1" draw:end-glue-point="7" svg:d="M17110 17106h2813v-14745h-773">
          <text:p/>
        </draw:connector>
        <draw:frame draw:style-name="gr4" draw:layer="layout" svg:width="7.563cm" svg:height="0.962cm" svg:x="1.262cm" svg:y="1.235cm">
          <draw:text-box>
            <text:p>Create Recommendation</text:p>
          </draw:text-box>
        </draw:frame>
        <draw:frame draw:style-name="gr10" draw:text-style-name="P4" draw:layer="layout" svg:width="10.938cm" svg:height="7.366cm" svg:x="9.015cm" svg:y="19.388cm">
          <draw:text-box>
            <text:p text:style-name="P4"><text:span text:style-name="T2">app</text:span></text:p>
            <text:p text:style-name="P4"><text:span text:style-name="T2"><text:tab/></text:span><text:span text:style-name="T2">scripts</text:span></text:p>
            <text:p text:style-name="P4"><text:span text:style-name="T2"><text:tab/></text:span><text:span text:style-name="T2"><text:tab/></text:span><text:span text:style-name="T2">controller</text:span></text:p>
            <text:p text:style-name="P4"><text:span text:style-name="T2"><text:tab/></text:span><text:span text:style-name="T2"><text:tab/></text:span><text:span text:style-name="T2"><text:tab/></text:span><text:span text:style-name="T2">create_recommendation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create_recommendation.js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define.js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select.js</text:span></text:p>
            <text:p text:style-name="P4"><text:span text:style-name="T2"><text:tab/></text:span><text:span text:style-name="T2"><text:tab/></text:span><text:span text:style-name="T2">models</text:span></text:p>
            <text:p text:style-name="P4"><text:span text:style-name="T2"><text:tab/></text:span><text:span text:style-name="T2"><text:tab/></text:span><text:span text:style-name="T2"><text:tab/></text:span><text:span text:style-name="T2">*.model.js</text:span></text:p>
            <text:p text:style-name="P4"><text:span text:style-name="T2"><text:tab/></text:span><text:span text:style-name="T2"><text:tab/></text:span><text:span text:style-name="T2"><text:tab/></text:span><text:span text:style-name="T2">*.service.js</text:span></text:p>
            <text:p text:style-name="P4"><text:span text:style-name="T2"><text:tab/></text:span><text:span text:style-name="T2">views</text:span></text:p>
            <text:p text:style-name="P4"><text:span text:style-name="T2"><text:tab/></text:span><text:span text:style-name="T2"><text:tab/></text:span><text:span text:style-name="T2">create_recommendation.tpl.html</text:span></text:p>
            <text:p text:style-name="P4"><text:span text:style-name="T2"><text:tab/></text:span><text:span text:style-name="T2"><text:tab/></text:span><text:span text:style-name="T2">includes</text:span></text:p>
            <text:p text:style-name="P4"><text:span text:style-name="T2"><text:tab/></text:span><text:span text:style-name="T2"><text:tab/></text:span><text:span text:style-name="T2"><text:tab/></text:span><text:span text:style-name="T2">create_recommendation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define.tpl.html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name_and_describe.tpl.html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select.tpl.html</text:span></text:p>
            <text:p text:style-name="P4"><text:span text:style-name="T2"><text:tab/></text:span><text:span text:style-name="T2">styles</text:span></text:p>
            <text:p text:style-name="P4"><text:span text:style-name="T2"><text:tab/></text:span><text:span text:style-name="T2"><text:tab/></text:span><text:span text:style-name="T2">scss</text:span></text:p>
            <text:p text:style-name="P5"><text:span text:style-name="T2"><text:tab/></text:span><text:span text:style-name="T2"><text:tab/></text:span><text:span text:style-name="T2"><text:tab/></text:span><text:span text:style-name="T2">create_recommendation.scss</text:span></text:p>
          </draw:text-box>
        </draw:frame>
        <draw:frame draw:style-name="gr11" draw:layer="layout" svg:width="5.715cm" svg:height="1.397cm" svg:x="2.084cm" svg:y="19.016cm">
          <draw:text-box>
            <text:p>File Structure</text:p>
          </draw:text-box>
        </draw:frame>
        <draw:frame draw:style-name="gr4" draw:text-style-name="P3" draw:layer="layout" svg:width="2.775cm" svg:height="0.802cm" svg:x="8.366cm" svg:y="6.261cm">
          <draw:text-box>
            <text:p text:style-name="P3"><text:span text:style-name="T1">ng-inclu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4-16T09:39:59</meta:creation-date>
    <dc:date>2015-04-16T10:28:25</dc:date>
    <dc:creator>Mark Gable</dc:creator>
    <meta:editing-duration>PT32M56S</meta:editing-duration>
    <meta:editing-cycles>7</meta:editing-cycles>
    <meta:generator>OpenOffice/4.1.1$Unix OpenOffice.org_project/411m6$Build-9775</meta:generator>
    <meta:printed-by>Mark Gable</meta:printed-by>
    <meta:print-date>2015-04-16T10:08:02</meta:print-date>
    <meta:document-statistic meta:object-count="21"/>
  </office:meta>
</office:document-meta>
</file>